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2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4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8.00pt" fo:font-weight="normal" fo:font-family="'Palatino Linotype'" style:font-family-asian="'Palatino Linotype'" style:font-family-complex="'Palatino Linotype'" fo:background-color="transparent" style:use-window-font-color="true"/>
    </style:style>
    <style:style style:name="T4" style:family="text">
      <style:text-properties fo:font-size="24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20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Palatino Linotype'" style:font-family-asian="'Palatino Linotype'" style:font-family-complex="'Palatino Linotype'" fo:background-color="transparent" style:use-window-font-color="true"/>
    </style:style>
    <style:style style:name="T7" style:family="text">
      <style:text-properties fo:font-size="20.00pt" fo:font-weight="normal" fo:font-family="'Palatino Linotype'" style:font-family-asian="'Palatino Linotype'" style:font-family-complex="'Palatino Linotype'" fo:background-color="transparent" style:use-window-font-color="true"/>
    </style:style>
    <style:style style:name="T8" style:family="text">
      <style:text-properties fo:font-size="12.00pt" fo:font-weight="normal" fo:font-family="'Palatino Linotype'" style:font-family-asian="'Palatino Linotype'" style:font-family-complex="'Palatino Linotype'" fo:background-color="transparent" style:use-window-font-color="true"/>
    </style:style>
    <style:style style:name="T9" style:family="text">
      <style:text-properties fo:font-size="20.00pt" fo:font-weight="normal" fo:font-family="'Palatino Linotype'" style:font-family-asian="'Palatino Linotype'" style:font-family-complex="'Palatino Linotype'" fo:background-color="transparent" style:use-window-font-color="true"/>
    </style:style>
    <style:style style:name="T10" style:family="text">
      <style:text-properties fo:font-size="12.00pt" fo:font-weight="normal" fo:font-family="'Palatino Linotype'" style:font-family-asian="'Palatino Linotype'" style:font-family-complex="'Palatino Linotype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15.00%" fo:text-align="center" fo:margin-bottom="10.00pt"/>
    </style: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50.00%" fo:text-align="justify"/>
    </style:style>
    <style:style style:name="P5" style:family="paragraph">
      <style:paragraph-properties fo:line-height="100.00%" fo:text-align="justify"/>
    </style:style>
    <style:style style:name="P6" style:family="paragraph">
      <style:paragraph-properties fo:line-height="150.00%" fo:text-align="justify"/>
    </style:style>
    <style:style style:name="P7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SK.Sameer</text:span></text:p>
      <text:p text:style-name="P1"><text:span text:style-name="T1">192111228</text:span></text:p>
      <text:p text:style-name="P2"><text:span text:style-name="T2">Computer networks</text:span></text:p>
      <text:p text:style-name="P3"><text:span text:style-name="T2">Experiments(7):-</text:span><text:span text:style-name="T3">Static Routing Analysis</text:span><text:span text:style-name="T4"/></text:p>
      <text:p text:style-name="P4"><text:span text:style-name="T5">Aim:- </text:span></text:p>
      <text:p text:style-name="P4"><text:span text:style-name="T6">Static Routing Analysis using Packet Tracer.</text:span></text:p>
      <text:p text:style-name="P4"><text:span text:style-name="T7">Software required:-</text:span></text:p>
      <text:p text:style-name="P4"><text:span text:style-name="T8">hubs,pc's,router.</text:span></text:p>
      <text:p text:style-name="P4"><text:span text:style-name="T9">Algorithm:-</text:span></text:p>
      <text:p text:style-name="P4"><text:span text:style-name="T10">step1:-set four pc's and two switches.</text:span></text:p>
      <text:p text:style-name="P4"><text:span text:style-name="T10">step2:-connect that switches and pc's with connectors.</text:span></text:p>
      <text:p text:style-name="P4"><text:span text:style-name="T10">step3:-take two hubs and connect it to switches.</text:span></text:p>
      <text:p text:style-name="P4"><text:span text:style-name="T10">step4:-give ip adress to all hubs and pc's</text:span></text:p>
      <text:p text:style-name="P4"><text:span text:style-name="T10">step5:-give messages to one pc's to another if it succesfull then its a good circuit</text:span></text:p>
      <text:p text:style-name="P5"><draw:frame text:anchor-type="as-char" svg:width="146.47mm" svg:height="82.34mm" style:rel-width="scale" style:rel-height="scale"><draw:object-ole xlink:href="OleObj1"/><draw:image xlink:href="ObjectReplacements/OleObj1"/></draw:frame><text:span text:style-name="T11"/></text:p>
      <text:p text:style-name="P5"><draw:frame text:anchor-type="as-char" svg:width="146.47mm" svg:height="82.34mm" style:rel-width="scale" style:rel-height="scale"><draw:object-ole xlink:href="OleObj2"/><draw:image xlink:href="ObjectReplacements/OleObj2"/></draw:frame><text:span text:style-name="T11"/></text:p>
      <text:p text:style-name="P5"><text:span text:style-name="T11"/></text:p>
      <text:p text:style-name="P6"><text:span text:style-name="T11"/></text:p>
      <text:p text:style-name="P7"><text:span text:style-name="T1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